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weight="bold" officeooo:rsid="0006d3d9" officeooo:paragraph-rsid="00071ce7" style:font-weight-asian="bold" style:font-weight-complex="bold"/>
    </style:style>
    <style:style style:name="P2" style:family="paragraph" style:parent-style-name="Text_20_body">
      <style:text-properties fo:font-size="11pt" fo:font-weight="normal" officeooo:rsid="00068241" style:font-size-asian="11pt" style:font-weight-asian="normal" style:font-size-complex="11pt" style:font-weight-complex="normal"/>
    </style:style>
    <style:style style:name="P3" style:family="paragraph" style:parent-style-name="Text_20_body">
      <style:text-properties fo:font-size="11pt" fo:font-weight="normal" officeooo:rsid="00071ce7" officeooo:paragraph-rsid="00071ce7" style:font-size-asian="11pt" style:font-weight-asian="normal" style:font-size-complex="11pt" style:font-weight-complex="normal"/>
    </style:style>
    <style:style style:name="P4" style:family="paragraph" style:parent-style-name="Text_20_body">
      <style:text-properties fo:font-size="11pt" fo:font-weight="normal" officeooo:rsid="00071ce7" officeooo:paragraph-rsid="0006d3d9" style:font-size-asian="11pt" style:font-weight-asian="normal" style:font-size-complex="11pt" style:font-weight-complex="normal"/>
    </style:style>
    <style:style style:name="P5" style:family="paragraph" style:parent-style-name="Text_20_body" style:list-style-name="L1">
      <style:text-properties fo:font-size="11pt" fo:font-weight="normal" officeooo:rsid="00071ce7" officeooo:paragraph-rsid="00071ce7" style:font-size-asian="11pt" style:font-weight-asian="normal" style:font-size-complex="11pt" style:font-weight-complex="normal"/>
    </style:style>
    <style:style style:name="P6" style:family="paragraph" style:parent-style-name="Text_20_body">
      <style:text-properties fo:font-size="11pt" fo:font-weight="bold" officeooo:rsid="00071ce7" officeooo:paragraph-rsid="00071ce7" style:font-size-asian="11pt" style:font-weight-asian="bold" style:font-size-complex="11pt" style:font-weight-complex="bold"/>
    </style:style>
    <style:style style:name="P7" style:family="paragraph" style:parent-style-name="Heading_20_2">
      <style:text-properties officeooo:paragraph-rsid="0000247a"/>
    </style:style>
    <style:style style:name="P8" style:family="paragraph" style:parent-style-name="Heading_20_2">
      <style:text-properties officeooo:paragraph-rsid="0000c858"/>
    </style:style>
    <style:style style:name="P9" style:family="paragraph" style:parent-style-name="Heading_20_1">
      <style:text-properties officeooo:paragraph-rsid="0000247a"/>
    </style:style>
    <style:style style:name="T1" style:family="text">
      <style:text-properties fo:font-weight="normal" officeooo:rsid="0000247a" style:font-weight-asian="normal" style:font-weight-complex="normal"/>
    </style:style>
    <style:style style:name="T2" style:family="text">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T3" style:family="text">
      <style:text-properties fo:font-variant="normal" fo:text-transform="none" fo:color="#000000" style:text-line-through-style="none" style:font-name="Arial" fo:font-size="11pt" fo:font-style="normal" style:text-underline-style="none" fo:font-weight="normal" officeooo:rsid="0000c858" style:text-blinking="false" fo:background-color="transparent" style:font-size-asian="11pt" style:font-size-complex="11pt"/>
    </style:style>
    <style:style style:name="T4" style:family="text">
      <style:text-properties fo:font-size="11pt" style:font-size-asian="11pt" style:font-size-complex="11pt"/>
    </style:style>
    <style:style style:name="T5" style:family="text">
      <style:text-properties fo:font-size="11pt" officeooo:rsid="00068241" style:font-size-asian="11pt" style:font-size-complex="11pt"/>
    </style:style>
    <style:style style:name="T6" style:family="text">
      <style:text-properties fo:font-size="11pt" fo:font-weight="normal" officeooo:rsid="0005efeb" style:font-size-asian="11pt" style:font-weight-asian="normal" style:font-size-complex="11pt" style:font-weight-complex="normal"/>
    </style:style>
    <style:style style:name="T7" style:family="text">
      <style:text-properties fo:font-size="11pt" fo:font-weight="normal" officeooo:rsid="00068241"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Nom del Projecte: <text:line-break/><text:span text:style-name="T1">Shooter 2D</text:span></text:h>
      <text:h text:style-name="P7" text:outline-level="2">Alumnes: <text:line-break/><text:span text:style-name="T1">Elvis Puertas<text:line-break/>Jaume Ribas<text:line-break/>Carlos Serrano</text:span></text:h>
      <text:h text:style-name="P8" text:outline-level="2">Descripció bàsica:<text:line-break/><text:bookmark text:name="docs-internal-guid-ae2b7264-00fa-cceb-6d87-88ab58023d0e"/><text:span text:style-name="T2">Juego tipo shooter 2D con vista cenital (GTA 1, Hotline Miami) con mapa pequeño y sin historia. </text:span><text:span text:style-name="T3">El juego consiste en una oleada constante de zombies, donde nos defendermos con una única arma.</text:span></text:h>
      <text:h text:style-name="Heading_20_2" text:outline-level="2">Anàlisi funcional:<text:line-break/><text:span text:style-name="T6">Al iniciar el juego se muestra una pantalla de carga con el logo de la aplicación. Seguidamente el jugador se encuentra en el menú principal, con la opción de iniciar la partida. </text:span><text:span text:style-name="T7">El juego consiste en controlar un personaje con un arma de fuego y matar a todos los zombies para sobrevivir. </text:span></text:h>
      <text:p text:style-name="P2"/>
      <text:p text:style-name="P1"><text:span text:style-name="T5">S</text:span><text:span text:style-name="T4">plash inicial de carga:</text:span></text:p>
      <text:p text:style-name="P3">Al iniciar el juego se muestra en pantalla durante 3 segundos el logo. Esta pantalla sirve para cargar en segundo plano los recursos necesarios del juego. El logo se muestra en forma de animación ampliando su tamaño hasta llegar al original.</text:p>
      <text:p text:style-name="P4"/>
      <text:p text:style-name="P6">Menú principal:</text:p>
      <text:p text:style-name="P3">Tras los 3 segundos de la scene de carga es mostrado el menú principal. Este menú será también accesible desde el botón Menú del dispositivo. </text:p>
      <text:p text:style-name="P3">Consta de varios botones:</text:p>
      <text:list xml:id="list7299069512355306746" text:style-name="L1">
        <text:list-item>
          <text:p text:style-name="P5">Iniciar partida</text:p>
        </text:list-item>
        <text:list-item>
          <text:p text:style-name="P5">Salir del juego</text:p>
        </text:list-item>
      </text:list>
      <text:p text:style-name="P3"/>
      <text:p text:style-name="P6">Juego:</text:p>
      <text:p text:style-name="P6"/>
      <text:h text:style-name="Heading_20_2" text:outline-level="2">Anàlisi no funcional:</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a" fo:country="E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norma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ònica Arceda</meta:initial-creator>
    <meta:creation-date>2013-03-17T15:18:43</meta:creation-date>
    <dc:date>2014-05-20T20:01:32.232886372</dc:date>
    <meta:editing-duration>PT1H29M12S</meta:editing-duration>
    <meta:editing-cycles>9</meta:editing-cycles>
    <meta:generator>LibreOffice/4.1.0.0.beta2$Linux_X86_64 LibreOffice_project/410$Build-0</meta:generator>
    <dc:creator>local </dc:creator>
    <meta:document-statistic meta:table-count="0" meta:image-count="0" meta:object-count="0" meta:page-count="1" meta:paragraph-count="13" meta:word-count="188" meta:character-count="1103" meta:non-whitespace-character-count="926"/>
  </office:meta>
</office:document-meta>
</file>